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PMarshaler.messageAsString(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Marshaler.setMessageBodyOpenTag( String messageBodyOpen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Marshaler.XMPP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Marshaler.shouldIncludeHeader( NormalizedMessage normalizedMessage ,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Marshaler.getMessageBodyOpen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Marshaler.setMessageBodyCloseTag( String messageBodyClose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Marshaler.addNmsProperties( NormalizedMessage normalizedMessage , Packe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PPMarshaler.addJabberProperties( Message message , MessageExchange exchange , NormalizedMessage normalized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PPMarshaler.setSourceMarshaler( SourceMarshaler source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Marshaler.setProperty( Message message , String name , Q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PPMarshaler.toNMS( NormalizedMessage normalizedMessage , Packet pack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PPMarshaler.getSource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Marshaler.getMessageBodyClos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Marshaler.fromNMS( Message message , MessageExchange 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PPMarshaler.XMPPMarshaler( SourceMarshaler source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